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0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0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0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1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02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0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2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2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02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17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2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19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1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2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1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0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0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1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2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02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0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1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15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08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06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0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08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03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0532" calcext:value-type="float">
            <text:p>24.83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7832" calcext:value-type="float">
            <text:p>24.8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0532" calcext:value-type="float">
            <text:p>24.83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171" calcext:value-type="float">
            <text:p>25.111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362" calcext:value-type="float">
            <text:p>25.15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1596" calcext:value-type="float">
            <text:p>24.96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3828" calcext:value-type="float">
            <text:p>25.29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3372" calcext:value-type="float">
            <text:p>24.69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2388" calcext:value-type="float">
            <text:p>25.20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79" calcext:value-type="float">
            <text:p>25.10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4372" calcext:value-type="float">
            <text:p>25.07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2348" calcext:value-type="float">
            <text:p>24.88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358" calcext:value-type="float">
            <text:p>24.83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35175" calcext:value-type="float">
            <text:p>24.333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69950967742" calcext:value-type="float">
            <text:p>24.9469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771325" calcext:value-type="float">
            <text:p>25.1377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1692" calcext:value-type="float">
            <text:p>25.22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2443636364" calcext:value-type="float">
            <text:p>25.21924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6888" calcext:value-type="float">
            <text:p>25.17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980625" calcext:value-type="float">
            <text:p>25.1198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19475862069" calcext:value-type="float">
            <text:p>25.0419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76428387097" calcext:value-type="float">
            <text:p>24.9676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55865" calcext:value-type="float">
            <text:p>24.8855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40576" calcext:value-type="float">
            <text:p>24.79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65165" calcext:value-type="float">
            <text:p>24.7065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90892903226" calcext:value-type="float">
            <text:p>24.6190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63872" calcext:value-type="float">
            <text:p>24.58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6103225806" calcext:value-type="float">
            <text:p>24.670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90544516129" calcext:value-type="float">
            <text:p>24.7090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746275" calcext:value-type="float">
            <text:p>24.6574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4731034483" calcext:value-type="float">
            <text:p>24.66147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4952" calcext:value-type="float">
            <text:p>24.68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75539310345" calcext:value-type="float">
            <text:p>24.67755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53298064516" calcext:value-type="float">
            <text:p>24.6753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441344" calcext:value-type="float">
            <text:p>24.674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7252" calcext:value-type="float">
            <text:p>25.25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1156" calcext:value-type="float">
            <text:p>25.25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4644" calcext:value-type="float">
            <text:p>24.96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9404" calcext:value-type="float">
            <text:p>24.94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2376" calcext:value-type="float">
            <text:p>24.8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6392" calcext:value-type="float">
            <text:p>24.7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3984" calcext:value-type="float">
            <text:p>24.7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3684" calcext:value-type="float">
            <text:p>24.90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1464" calcext:value-type="float">
            <text:p>24.9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3712" calcext:value-type="float">
            <text:p>24.8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668" calcext:value-type="float">
            <text:p>24.90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106" calcext:value-type="float">
            <text:p>24.99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186" calcext:value-type="float">
            <text:p>25.04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64928" calcext:value-type="float">
            <text:p>25.12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905140822707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46" meta:object-count="0"/>
    <meta:user-defined meta:name="AppVersion">3.0</meta:user-defined>
  </office:meta>
</office:document-meta>
</file>